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rom fpdf import FPDF</text:p>
      <text:p text:style-name="Standard"/>
      <text:p text:style-name="Standard"># Texto a ser incluído no PDF</text:p>
      <text:p text:style-name="Standard">titulo = "LGPD – Artigos 5º e 6º (Resumo e Interpretação)"</text:p>
      <text:p text:style-name="Standard">conteudo = """</text:p>
      <text:p text:style-name="Standard">Artigo 5º – Conceitos principais</text:p>
      <text:p text:style-name="Standard"/>
      <text:p text:style-name="Standard">1. Dado Pessoal:</text:p>
      <text:p text:style-name="Standard">Qualquer dado que permita identificar uma pessoa — diretamente (nome, CPF) ou indiretamente (conjunto de informações únicas).</text:p>
      <text:p text:style-name="Standard"/>
      <text:p text:style-name="Standard">2. Titular:</text:p>
      <text:p text:style-name="Standard">A pessoa física (natural) a quem os dados se referem. É o "dono" dos dados.</text:p>
      <text:p text:style-name="Standard"/>
      <text:p text:style-name="Standard">3. Controlador:</text:p>
      <text:p text:style-name="Standard">Pessoa física ou jurídica que toma as decisões sobre o tratamento dos dados: por que, como e para quê.</text:p>
      <text:p text:style-name="Standard"/>
      <text:p text:style-name="Standard">4. Operador:</text:p>
      <text:p text:style-name="Standard">Pessoa ou empresa que executa o tratamento dos dados em nome do controlador, conforme suas instruções.</text:p>
      <text:p text:style-name="Standard"/>
      <text:p text:style-name="Standard">------------------------------------------------------------</text:p>
      <text:p text:style-name="Standard"/>
      <text:p text:style-name="Standard">Artigo 6º – Princípios da LGPD</text:p>
      <text:p text:style-name="Standard"/>
      <text:p text:style-name="Standard">1. Finalidade – Uso dos dados para objetivos legítimos, informados e específicos.</text:p>
      <text:p text:style-name="Standard">2. Adequação – Os dados devem ser compatíveis com a finalidade.</text:p>
      <text:p text:style-name="Standard">3. Necessidade – Limitar a coleta ao mínimo necessário.</text:p>
      <text:p text:style-name="Standard">4. Livre acesso – O titular deve poder consultar seus dados facilmente.</text:p>
      <text:p text:style-name="Standard">5. Qualidade dos dados – Dados atualizados, exatos e relevantes.</text:p>
      <text:p text:style-name="Standard">6. Transparência – Informações claras sobre o tratamento e os agentes envolvidos.</text:p>
      <text:p text:style-name="Standard">7. Segurança – Medidas para proteger os dados contra vazamentos e acessos não autorizados.</text:p>
      <text:p text:style-name="Standard">8. Prevenção – Ações para evitar danos com o tratamento dos dados.</text:p>
      <text:p text:style-name="Standard">9. Não discriminação – Proibição do uso de dados para fins discriminatórios.</text:p>
      <text:p text:style-name="Standard">10. Responsabilização e prestação de contas – O agente deve demonstrar conformidade com a LGPD.</text:p>
      <text:p text:style-name="Standard"/>
      <text:p text:style-name="Standard">------------------------------------------------------------</text:p>
      <text:p text:style-name="Standard"/>
      <text:p text:style-name="Standard">Princípio escolhido: Transparência</text:p>
      <text:p text:style-name="Standard"/>
      <text:p text:style-name="Standard">Importância:</text:p>
      <text:p text:style-name="Standard">Permite que o titular saiba o que está sendo feito com seus dados, por quem, por quanto tempo e com que objetivo. Isso dá poder de decisão e reforça a confiança.</text:p>
      <text:p text:style-name="Standard"/>
      <text:p text:style-name="Standard">Exemplo prático:</text:p>
      <text:p text:style-name="Standard">Um aplicativo de delivery deve informar claramente ao usuário que seus dados (nome, endereço, telefone) serão usados também para enviar promoções de parceiros. O uso sem esse aviso viola o princípio da transparência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15T19:29:19.636000000</meta:creation-date>
    <dc:date>2025-09-15T19:30:25.392000000</dc:date>
    <meta:editing-duration>PT1M6S</meta:editing-duration>
    <meta:editing-cycles>1</meta:editing-cycles>
    <meta:document-statistic meta:table-count="0" meta:image-count="0" meta:object-count="0" meta:page-count="1" meta:paragraph-count="31" meta:word-count="289" meta:character-count="1943" meta:non-whitespace-character-count="1671"/>
    <meta:generator>Neat_Office/6.2.8.2$Windows_x86 LibreOffice_project/</meta:generator>
  </office:meta>
</office:document-meta>
</file>